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text-indent="1.508cm" style:auto-text-indent="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trometria de Tritão</text:p>
      <text:p text:style-name="P1"/>
      <text:p text:style-name="P2">In the last decade, progress in astrometry and orbital modelling of planetary moons made possible the accurate estimation of tidal effects in natural satellites and their primary (Lainey et al. 2009; 2012). Important consequences for the interior of the celestial objects were derived. As an example, possible thermal equilibrium state within Io (the innermost of the large Jovian moons) was deduced from the agreement between orbital energy loss and heat evacuated at Io’s surface. Relying on large spanning time of observation, these studies provided important constraints on short and long term dynamics, up to formation processes (Charnoz et al. 2011). In that respect, the high tidal dissipation within Saturn obtained from astrometric data suggested that many moons could be much younger than the age of our Solar system. While these results still wait to be improved by more astrometric data, it is now time to look at further systems than Jupiter and Saturn. In particular, theoretical modelling of Giant planets (Remus et al. 2012) suggests that strong dissipation may occur in icy giants also, opening the way to a possible quantification from the moons orbit.</text:p>
      <text:p text:style-name="P2"/>
      <text:p text:style-name="P2">Nas últimas décadas, o progresso em astrometria e modelagem orbital de satélites planetários tornou possível calcular </text:p>
      <text:p text:style-name="P2"/>
      <text:p text:style-name="P2">The current project consists in extending our monitoring of tides in planetary systems to the Neptune’s system. Recently, UFRJ and ONB could reduce about 7000 astrometric observations of Triton, the largest moon of Neptune, and its primary. This large dataset offers the opportunity to reinvestigate the dynamics of the Neptune’s system, having in mind possible secular effects on the longitudes associates with tides.</text:p>
      <text:p text:style-name="P2">Here, we shall benefit from the venue of Mr Altair Junior at IMCCE for a full year. This will be a great opportunity for collaboration between IMCCE, UFRJ and ONB. The highly significant numbers of astrometric observations performed and reduced by Mr Altair Junior, and his expertise in the field, will largely contribute to improve our knowledge of tides in the system as well as assessing the real accuracy of Neptune’s ephemeris. </text:p>
      <text:p text:style-name="P2">Moreover, there exist many older astrometric observations (from ground and space) that should be considered simultaneously in the fitting procedure. IMCCE has developed a methodology for gathering such a large amount of sparse data. Still, this method has not been applied to the Neptune’s system yet. As a consequence, Altair Junior shall devote some non- negligible time on this important step. Once a large dataset of astrometric observations will have been made available, Altair Junior will investigate the possible quantification of tides and their consequences on the dynamics.</text:p>
      <text:p text:style-name="P2">To that aim, IMCCE has developed a numerical code called NOE (Numerical Orbit and Ephemerides) that has been extensively used for orbit fitting of natural moons (Lainey et al. 2007, 2008, 2009, 2012). Hence, during his stay, Altair Junior shall use NOE code to perform his study. We believe that four months should be enough for performing a global astrometric fit, including tides. Four other months may well be required to analyse the physical parameters obtained. It is noteworthy to recall that Neptune’s positions are also available, allowing the possibility to assess the accuracy of planetary ephemerides too. While planetary ephemerides are tightly constrained by many space mission data, most constraints for Uranus and Neptune systems arise from ground astrometry. In that respect the present study shall provide significant advances.</text:p>
      <text:p text:style-name="P2">Last but not least, the quest for tidal acceleration on orbital longitudes of moons has gathered after few years many different expertise. This includes dynamics, planetology, stellar physics and of course astrometry. Hence, during his stay in France, Altair Junior shall be introduced to the ENCELADE 2.0 International team, funded by the International Space Science Institute. This shall be a perfect place for a PhD student to enlarge his knowledge of astronomy and astrophysics.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6:59:48</meta:creation-date>
    <dc:date>2016-03-16T19:53:32</dc:date>
    <meta:editing-duration>PT2H8M23S</meta:editing-duration>
    <meta:editing-cycles>1</meta:editing-cycles>
    <meta:document-statistic meta:table-count="0" meta:image-count="0" meta:object-count="0" meta:page-count="1" meta:paragraph-count="8" meta:word-count="631" meta:character-count="4113" meta:non-whitespace-character-count="3445"/>
    <meta:generator>LibreOffice/3.5$Linux_X86_64 LibreOffice_project/350m1$Build-2</meta:generator>
  </office:meta>
</office:document-meta>
</file>